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cm" svg:height="6.7cm" svg:x="1.8cm" svg:y="3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2.7cm" svg:y="4.2cm">
          <draw:text-box>
            <text:p text:style-name="P1">機器1</text:p>
          </draw:text-box>
        </draw:frame>
        <draw:frame draw:style-name="gr3" xml:id="id2" draw:id="id2" draw:layer="layout" svg:width="2.5cm" svg:height="1.05cm" svg:x="5.2cm" svg:y="6.1cm">
          <draw:text-box>
            <text:p text:style-name="P2">Rx</text:p>
          </draw:text-box>
        </draw:frame>
        <draw:frame draw:style-name="gr3" xml:id="id3" draw:id="id3" draw:layer="layout" svg:width="2.5cm" svg:height="1.05cm" svg:x="5.2cm" svg:y="8.4cm">
          <draw:text-box>
            <text:p text:style-name="P2">Tx</text:p>
          </draw:text-box>
        </draw:frame>
        <draw:custom-shape draw:style-name="gr1" draw:text-style-name="P1" draw:layer="layout" svg:width="5.9cm" svg:height="6.7cm" svg:x="16.1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5cm" svg:height="1.45cm" svg:x="17cm" svg:y="4.2cm">
          <draw:text-box>
            <text:p text:style-name="P1">機器2</text:p>
          </draw:text-box>
        </draw:frame>
        <draw:frame draw:style-name="gr3" xml:id="id1" draw:id="id1" draw:layer="layout" svg:width="2.5cm" svg:height="1.05cm" svg:x="16.1cm" svg:y="6.1cm">
          <draw:text-box>
            <text:p text:style-name="P3">Tx</text:p>
          </draw:text-box>
        </draw:frame>
        <draw:frame draw:style-name="gr3" xml:id="id4" draw:id="id4" draw:layer="layout" svg:width="2.5cm" svg:height="1.05cm" svg:x="16.1cm" svg:y="8.4cm">
          <draw:text-box>
            <text:p text:style-name="P3">Rx</text:p>
          </draw:text-box>
        </draw:frame>
        <draw:connector draw:style-name="gr4" draw:text-style-name="P1" draw:layer="layout" svg:x1="16.1cm" svg:y1="6.625cm" svg:x2="7.7cm" svg:y2="6.625cm" draw:start-shape="id1" draw:start-glue-point="3" draw:end-shape="id2" draw:end-glue-point="1" svg:d="m16100 6625h-8400" svg:viewBox="0 0 8401 1">
          <text:p/>
        </draw:connector>
        <draw:connector draw:style-name="gr5" draw:text-style-name="P1" draw:layer="layout" svg:x1="7.7cm" svg:y1="8.925cm" svg:x2="16.1cm" svg:y2="8.925cm" draw:start-shape="id3" draw:start-glue-point="1" draw:end-shape="id4" draw:end-glue-point="3" svg:d="m7700 8925h8400" svg:viewBox="0 0 8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2-03T17:37:47</meta:creation-date>
    <meta:generator>LibreOffice/3.5$Linux_x86 LibreOffice_project/350m1$Build-2</meta:generator>
    <dc:date>2016-12-03T18:32:32</dc:date>
    <dc:creator>tokai </dc:creator>
    <meta:editing-duration>P0D</meta:editing-duration>
    <meta:editing-cycles>3</meta:editing-cycles>
    <meta:document-statistic meta:object-count="10"/>
  </office:meta>
</office:document-meta>
</file>